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ff3333"/>
      <style:text-properties fo:color="#000000"/>
    </style:style>
    <style:style style:name="ce3" style:family="table-cell" style:parent-style-name="Default">
      <style:table-cell-properties fo:background-color="#0000cc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Основа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Цвет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Г</text:p>
          </table:table-cell>
          <table:table-cell table:number-columns-repeated="8" table:style-name="ce1"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string">
            <text:p>Р</text:p>
          </table:table-cell>
          <table:table-cell table:number-columns-repeated="8"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Б</text:p>
          </table:table-cell>
          <table:table-cell table:number-columns-repeated="8" table:style-name="ce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Б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Р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Б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Р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Б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Р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Б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Г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Р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Б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Г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Р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Б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Г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Р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Б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Г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Р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Б</text:p>
          </table:table-cell>
          <table:table-cell table:number-columns-repeated="8" office:value-type="float" office:value="0">
            <text:p>0</text:p>
          </table:table-cell>
        </table:table-row>
      </table:table>
      <table:table table:name="Базовый ргб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G = 0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 table:number-columns-repeated="7"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G = 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 table:number-columns-repeated="7"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G = 2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 table:number-columns-repeated="7"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G = 3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 table:number-columns-repeated="7"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G = 4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 table:number-columns-repeated="7"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G = 5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 table:number-columns-repeated="7"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G = 6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 table:number-columns-repeated="7"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G = 7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 table:number-columns-repeated="7"/>
          <table:table-cell office:value-type="string">
            <text:p>K = 17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 table:number-columns-repeated="5"/>
        </table:table-row>
        <table:table-row table:style-name="ro1"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 table:number-columns-repeated="5"/>
        </table:table-row>
        <table:table-row table:style-name="ro1"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 table:number-columns-repeated="5"/>
        </table:table-row>
        <table:table-row table:style-name="ro1"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 table:number-columns-repeated="5"/>
        </table:table-row>
        <table:table-row table:style-name="ro1"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 table:number-columns-repeated="5"/>
        </table:table-row>
        <table:table-row table:style-name="ro1"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 table:number-columns-repeated="5"/>
        </table:table-row>
        <table:table-row table:style-name="ro1"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 table:number-columns-repeated="5"/>
        </table:table-row>
        <table:table-row table:style-name="ro1"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2</text:p>
          </table:table-cell>
          <table:table-cell/>
          <table:table-cell office:value-type="string">
            <text:p>K = 3</text:p>
          </table:table-cell>
          <table:table-cell/>
          <table:table-cell office:value-type="string">
            <text:p>K = 4</text:p>
          </table:table-cell>
          <table:table-cell/>
          <table:table-cell office:value-type="string">
            <text:p>K = 5</text:p>
          </table:table-cell>
          <table:table-cell/>
          <table:table-cell office:value-type="string">
            <text:p>K = 6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B = 0</text:p>
          </table:table-cell>
          <table:table-cell office:value-type="string">
            <text:p>L</text:p>
          </table:table-cell>
          <table:table-cell table:number-columns-repeated="16"/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 table:number-columns-repeated="17"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B = 1</text:p>
          </table:table-cell>
          <table:table-cell office:value-type="string">
            <text:p>L</text:p>
          </table:table-cell>
          <table:table-cell table:number-columns-repeated="16"/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 table:number-columns-repeated="17"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B = 2</text:p>
          </table:table-cell>
          <table:table-cell office:value-type="string">
            <text:p>L</text:p>
          </table:table-cell>
          <table:table-cell table:number-columns-repeated="16"/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 table:number-columns-repeated="17"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B = 3</text:p>
          </table:table-cell>
          <table:table-cell office:value-type="string">
            <text:p>L</text:p>
          </table:table-cell>
          <table:table-cell table:number-columns-repeated="16"/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 table:number-columns-repeated="17"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B = 4</text:p>
          </table:table-cell>
          <table:table-cell office:value-type="string">
            <text:p>L</text:p>
          </table:table-cell>
          <table:table-cell table:number-columns-repeated="16"/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 table:number-columns-repeated="17"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B = 5</text:p>
          </table:table-cell>
          <table:table-cell office:value-type="string">
            <text:p>L</text:p>
          </table:table-cell>
          <table:table-cell table:number-columns-repeated="16"/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 table:number-columns-repeated="17"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B = 6</text:p>
          </table:table-cell>
          <table:table-cell office:value-type="string">
            <text:p>L</text:p>
          </table:table-cell>
          <table:table-cell table:number-columns-repeated="16"/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 table:number-columns-repeated="17"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</table:table-row>
        <table:table-row table:style-name="ro1">
          <table:table-cell office:value-type="string">
            <text:p>B = 7</text:p>
          </table:table-cell>
          <table:table-cell office:value-type="string">
            <text:p>L</text:p>
          </table:table-cell>
          <table:table-cell table:number-columns-repeated="16"/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 table:number-columns-repeated="17"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</table:table-row>
      </table:table>
      <table:table table:name="Плавный ргб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L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/>
          <table:table-cell office:value-type="string">
            <text:p>K = 33</text:p>
          </table:table-cell>
          <table:table-cell/>
          <table:table-cell office:value-type="string">
            <text:p>K = 40</text:p>
          </table:table-cell>
          <table:table-cell/>
          <table:table-cell office:value-type="string">
            <text:p>K = 41</text:p>
          </table:table-cell>
          <table:table-cell/>
          <table:table-cell office:value-type="string">
            <text:p>K = 47</text:p>
          </table:table-cell>
          <table:table-cell/>
        </table:table-row>
        <table:table-row table:style-name="ro1"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6</text:p>
          </table:table-cell>
          <table:table-cell/>
          <table:table-cell office:value-type="string">
            <text:p>K = 17</text:p>
          </table:table-cell>
          <table:table-cell/>
          <table:table-cell office:value-type="string">
            <text:p>K = 24</text:p>
          </table:table-cell>
          <table:table-cell/>
          <table:table-cell office:value-type="string">
            <text:p>K = 25</text:p>
          </table:table-cell>
          <table:table-cell/>
          <table:table-cell office:value-type="string">
            <text:p>K = 32</text:p>
          </table:table-cell>
          <table:table-cell table:number-columns-repeated="9"/>
        </table:table-row>
      </table:table>
      <table:table table:name="Яркость белого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B = 0</text:p>
          </table:table-cell>
          <table:table-cell office:value-type="string">
            <text:p>H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H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H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H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  <table:table-cell office:value-type="string">
            <text:p>B = 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  <table:table-cell office:value-type="string">
            <text:p>B = 6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  <table:table-row table:style-name="ro1"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  <table:table-cell office:value-type="string">
            <text:p>B = 7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K = 0</text:p>
          </table:table-cell>
          <table:table-cell/>
          <table:table-cell office:value-type="string">
            <text:p>K = 1</text:p>
          </table:table-cell>
          <table:table-cell/>
          <table:table-cell office:value-type="string">
            <text:p>K = 7</text:p>
          </table:table-cell>
          <table:table-cell/>
          <table:table-cell office:value-type="string">
            <text:p>K = 8</text:p>
          </table:table-cell>
          <table:table-cell/>
          <table:table-cell office:value-type="string">
            <text:p>K = 9</text:p>
          </table:table-cell>
          <table:table-cell/>
          <table:table-cell office:value-type="string">
            <text:p>K = 10</text:p>
          </table:table-cell>
          <table:table-cell/>
        </table:table-row>
      </table:table>
      <table:table table:name="Нормально делай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tage = 1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tage = 2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…</text:p>
          </table:table-cell>
          <table:table-cell table:number-columns-repeated="9"/>
        </table:table-row>
        <table:table-row table:style-name="ro1">
          <table:table-cell office:value-type="string">
            <text:p>Stage = 255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tage = 256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254">
            <text:p>254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…</text:p>
          </table:table-cell>
          <table:table-cell table:number-columns-repeated="9"/>
        </table:table-row>
        <table:table-row table:style-name="ro1">
          <table:table-cell office:value-type="string">
            <text:p>Stage = 511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tage = 512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…</text:p>
          </table:table-cell>
          <table:table-cell table:number-columns-repeated="9"/>
        </table:table-row>
        <table:table-row table:style-name="ro1">
          <table:table-cell office:value-type="string">
            <text:p>Stage = 767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Stage = 768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254">
            <text:p>254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…</text:p>
          </table:table-cell>
          <table:table-cell table:number-columns-repeated="9"/>
        </table:table-row>
        <table:table-row table:style-name="ro1">
          <table:table-cell office:value-type="string">
            <text:p>Stage = 1023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Stage = 1024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…</text:p>
          </table:table-cell>
          <table:table-cell table:number-columns-repeated="9"/>
        </table:table-row>
        <table:table-row table:style-name="ro1">
          <table:table-cell office:value-type="string">
            <text:p>Stage = 1279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9"/>
        </table:table-row>
        <table:table-row table:style-name="ro1">
          <table:table-cell office:value-type="string">
            <text:p>Stage = 1280</text:p>
          </table:table-cell>
          <table:table-cell office:value-type="float" office:value="255">
            <text:p>255</text:p>
          </table:table-cell>
          <table:table-cell table:number-columns-repeated="7"/>
          <table:table-cell table:formula="of:=1536+256" office:value-type="float" office:value="1792">
            <text:p>1792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254">
            <text:p>254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9"/>
        </table:table-row>
        <table:table-row table:style-name="ro1">
          <table:table-cell office:value-type="string">
            <text:p>…</text:p>
          </table:table-cell>
          <table:table-cell table:number-columns-repeated="9"/>
        </table:table-row>
        <table:table-row table:style-name="ro1">
          <table:table-cell office:value-type="string">
            <text:p>Stage = 1535</text:p>
          </table:table-cell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8"/>
        </table:table-row>
      </table:table>
      <table:table table:name="Яркость текущего цвета" table:style-name="ta1" table:print="false">
        <table:table-column table:style-name="co1" table:default-cell-style-name="ce5"/>
        <table:table-column table:style-name="co1" table:number-columns-repeated="8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4" office:value-type="string" table:number-columns-spanned="10" table:number-rows-spanned="1">
            <text:p>K = 0</text:p>
          </table:table-cell>
          <table:covered-table-cell table:number-columns-repeated="8" table:style-name="ce8"/>
          <table:covered-table-cell table:style-name="ce10"/>
          <table:table-cell/>
        </table:table-row>
        <table:table-row table:style-name="ro1"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table:style-name="ce6" office:value-type="string">
            <text:p>T = 0</text:p>
          </table:table-cell>
          <table:table-cell table:style-name="ce9"/>
          <table:table-cell table:style-name="ce9" office:value-type="string">
            <text:p>T = 1</text:p>
          </table:table-cell>
          <table:table-cell table:style-name="ce9"/>
          <table:table-cell table:style-name="ce9" office:value-type="string">
            <text:p>T = 7</text:p>
          </table:table-cell>
          <table:table-cell table:style-name="ce9"/>
          <table:table-cell table:style-name="ce9" office:value-type="string">
            <text:p>T = 8</text:p>
          </table:table-cell>
          <table:table-cell table:style-name="ce9"/>
          <table:table-cell table:style-name="ce9" office:value-type="string">
            <text:p>T = 14</text:p>
          </table:table-cell>
          <table:table-cell table:style-name="ce12"/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7" office:value-type="string" table:number-columns-spanned="10" table:number-rows-spanned="1">
            <text:p>K = 1</text:p>
          </table:table-cell>
          <table:covered-table-cell table:number-columns-repeated="8" table:style-name="ce8"/>
          <table:covered-table-cell table:style-name="ce10"/>
          <table:table-cell office:value-type="string">
            <text:p>НЕТ</text:p>
          </table:table-cell>
        </table:table-row>
        <table:table-row table:style-name="ro1"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ЭТО БУДЕТ ДРУГОЙ ЦВЕТ</text:p>
          </table:table-cell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/>
          <table:table-cell office:value-type="string">
            <text:p>МОЖНО МЕНЯТЬ ИНТЕНСИВНОСТЬ ОТТЕНКОВ ТОЛЬКО ПРИ РАЗНИЦЕ</text:p>
          </table:table-cell>
        </table:table-row>
        <table:table-row table:style-name="ro1"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БИТОВ ЦВЕТОВ БОЛЬШЕ 1</text:p>
          </table:table-cell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/>
          <table:table-cell office:value-type="string">
            <text:p>ТО ЕСТЬ ДЛЯ ЧЕТНЫХ К</text:p>
          </table:table-cell>
        </table:table-row>
        <table:table-row table:style-name="ro1"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table:style-name="ce6" office:value-type="string">
            <text:p>T = 0</text:p>
          </table:table-cell>
          <table:table-cell table:style-name="ce9"/>
          <table:table-cell table:style-name="ce9" office:value-type="string">
            <text:p>T = 1</text:p>
          </table:table-cell>
          <table:table-cell table:style-name="ce9"/>
          <table:table-cell table:style-name="ce9" office:value-type="string">
            <text:p>T = 7</text:p>
          </table:table-cell>
          <table:table-cell table:style-name="ce9"/>
          <table:table-cell table:style-name="ce9" office:value-type="string">
            <text:p>T = 8</text:p>
          </table:table-cell>
          <table:table-cell table:style-name="ce9"/>
          <table:table-cell table:style-name="ce9" office:value-type="string">
            <text:p>T = 14</text:p>
          </table:table-cell>
          <table:table-cell table:style-name="ce12"/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4" office:value-type="string" table:number-columns-spanned="10" table:number-rows-spanned="1">
            <text:p>K = 2</text:p>
          </table:table-cell>
          <table:covered-table-cell table:number-columns-repeated="8" table:style-name="ce8"/>
          <table:covered-table-cell table:style-name="ce10"/>
          <table:table-cell/>
        </table:table-row>
        <table:table-row table:style-name="ro1"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2</text:p>
          </table:table-cell>
          <table:table-cell table:number-columns-repeated="6"/>
        </table:table-row>
        <table:table-row table:style-name="ro1"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style-name="ce6" office:value-type="string">
            <text:p>T = 0</text:p>
          </table:table-cell>
          <table:table-cell table:style-name="ce9"/>
          <table:table-cell table:style-name="ce9" office:value-type="string">
            <text:p>T = 1</text:p>
          </table:table-cell>
          <table:table-cell table:style-name="ce9"/>
          <table:table-cell table:style-name="ce9" office:value-type="string">
            <text:p>T = 2</text:p>
          </table:table-cell>
          <table:table-cell table:style-name="ce9" table:number-columns-repeated="4"/>
          <table:table-cell table:style-name="ce12"/>
          <table:table-cell/>
        </table:table-row>
        <table:table-row table:style-name="ro1">
          <table:table-cell table:style-name="ce7" office:value-type="string" table:number-columns-spanned="10" table:number-rows-spanned="1">
            <text:p>K = 3</text:p>
          </table:table-cell>
          <table:covered-table-cell table:number-columns-repeated="8" table:style-name="ce8"/>
          <table:covered-table-cell table:style-name="ce10"/>
          <table:table-cell/>
        </table:table-row>
        <table:table-row table:style-name="ro1">
          <table:table-cell office:value-type="string">
            <text:p>G = 0</text:p>
          </table:table-cell>
          <table:table-cell office:value-type="string">
            <text:p>H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table:style-name="Default"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 office:value-type="string">
            <text:p>R = 6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 office:value-type="string">
            <text:p>R = 7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table:style-name="ce6" office:value-type="string">
            <text:p>T = 0</text:p>
          </table:table-cell>
          <table:table-cell table:style-name="ce9"/>
          <table:table-cell table:style-name="ce9" office:value-type="string">
            <text:p>T = 1</text:p>
          </table:table-cell>
          <table:table-cell table:style-name="ce9"/>
          <table:table-cell table:style-name="ce9" office:value-type="string">
            <text:p>T = 7</text:p>
          </table:table-cell>
          <table:table-cell table:style-name="ce9"/>
          <table:table-cell table:style-name="ce9" office:value-type="string">
            <text:p>T = 8</text:p>
          </table:table-cell>
          <table:table-cell table:style-name="ce9"/>
          <table:table-cell table:style-name="ce9" office:value-type="string">
            <text:p>T = 14</text:p>
          </table:table-cell>
          <table:table-cell table:style-name="ce12"/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4" office:value-type="string" table:number-columns-spanned="10" table:number-rows-spanned="1">
            <text:p>K = 10</text:p>
          </table:table-cell>
          <table:covered-table-cell table:number-columns-repeated="8" table:style-name="ce8"/>
          <table:covered-table-cell table:style-name="ce10"/>
          <table:table-cell/>
        </table:table-row>
        <table:table-row table:style-name="ro1"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 office:value-type="string">
            <text:p>G = 0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6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 office:value-type="string">
            <text:p>G = 1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2</text:p>
          </table:table-cell>
          <table:table-cell office:value-type="string">
            <text:p>H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L</text:p>
          </table:table-cell>
          <table:table-cell office:value-type="string">
            <text:p>G = 2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L</text:p>
          </table:table-cell>
          <table:table-cell office:value-type="string">
            <text:p>G = 3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L</text:p>
          </table:table-cell>
          <table:table-cell office:value-type="string">
            <text:p>G = 4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L</text:p>
          </table:table-cell>
          <table:table-cell office:value-type="string">
            <text:p>G = 5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L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 office:value-type="string">
            <text:p>G = 6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 office:value-type="string">
            <text:p>G = 7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 = 0</text:p>
          </table:table-cell>
          <table:table-cell office:value-type="string">
            <text:p>H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L</text:p>
          </table:table-cell>
          <table:table-cell office:value-type="string">
            <text:p>R = 0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L</text:p>
          </table:table-cell>
          <table:table-cell office:value-type="string">
            <text:p>R = 1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L</text:p>
          </table:table-cell>
          <table:table-cell office:value-type="string">
            <text:p>R = 2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L</text:p>
          </table:table-cell>
          <table:table-cell office:value-type="string">
            <text:p>R = 3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L</text:p>
          </table:table-cell>
          <table:table-cell office:value-type="string">
            <text:p>R = 4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L</text:p>
          </table:table-cell>
          <table:table-cell office:value-type="string">
            <text:p>R = 5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 office:value-type="string">
            <text:p>R = 6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 office:value-type="string">
            <text:p>R = 7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 office:value-type="string">
            <text:p>B = 0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 office:value-type="string">
            <text:p>B = 1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 office:value-type="string">
            <text:p>B = 2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 office:value-type="string">
            <text:p>B = 3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 office:value-type="string">
            <text:p>B = 4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 office:value-type="string">
            <text:p>B = 5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 office:value-type="string">
            <text:p>B = 6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T = 0</text:p>
          </table:table-cell>
          <table:table-cell/>
          <table:table-cell office:value-type="string">
            <text:p>T = 1</text:p>
          </table:table-cell>
          <table:table-cell/>
          <table:table-cell office:value-type="string">
            <text:p>T = 7</text:p>
          </table:table-cell>
          <table:table-cell/>
          <table:table-cell office:value-type="string">
            <text:p>T = 8</text:p>
          </table:table-cell>
          <table:table-cell/>
          <table:table-cell office:value-type="string">
            <text:p>T = 14</text:p>
          </table:table-cell>
          <table:table-cell table:number-columns-repeated="2"/>
        </table:table-row>
        <table:table-row table:style-name="ro1"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 office:value-type="string">
            <text:p>B = 7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table:style-name="ce6" office:value-type="string">
            <text:p>T = 0</text:p>
          </table:table-cell>
          <table:table-cell table:style-name="ce9"/>
          <table:table-cell table:style-name="ce9" office:value-type="string">
            <text:p>T = 1</text:p>
          </table:table-cell>
          <table:table-cell table:style-name="ce9"/>
          <table:table-cell table:style-name="ce9" office:value-type="string">
            <text:p>T = 7</text:p>
          </table:table-cell>
          <table:table-cell table:style-name="ce9"/>
          <table:table-cell table:style-name="ce9" office:value-type="string">
            <text:p>T = 8</text:p>
          </table:table-cell>
          <table:table-cell table:style-name="ce9"/>
          <table:table-cell table:style-name="ce9" office:value-type="string">
            <text:p>T = 14</text:p>
          </table:table-cell>
          <table:table-cell table:style-name="ce1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7">17.01.2022</text:date>, <text:time>22:33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22:34:59.47</meta:creation-date>
    <dc:date>2022-01-17T22:33:03.23</dc:date>
    <meta:editing-duration>PT5H2M15S</meta:editing-duration>
    <meta:editing-cycles>5</meta:editing-cycles>
    <meta:generator>OpenOffice/4.1.11$Win32 OpenOffice.org_project/4111m1$Build-9808</meta:generator>
    <meta:document-statistic meta:table-count="6" meta:cell-count="4005" meta:object-count="0"/>
  </office:meta>
</office:document-meta>
</file>